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a8c" officeooo:paragraph-rsid="0002f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:</text:p>
      <text:p text:style-name="P1">create a random password generator.</text:p>
      <text:p text:style-name="P1"/>
      <text:p text:style-name="P1">1. The length of the pass word must be at least 8 characters</text:p>
      <text:p text:style-name="P1">2. It must contain at least 1 special character</text:p>
      <text:p text:style-name="P1">3. I must contain at least 1 Upper case alphabet</text:p>
      <text:p text:style-name="P1">4. It must contain at least 1 Lower case alphabet</text:p>
      <text:p text:style-name="P1">5. It must contain at least 1 numeric characters</text:p>
      <text:p text:style-name="P1">6. I must not generate the same password everyti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1:00:36.989860086</meta:creation-date>
    <dc:date>2020-09-23T21:03:45.610946561</dc:date>
    <meta:editing-duration>PT3M9S</meta:editing-duration>
    <meta:editing-cycles>1</meta:editing-cycles>
    <meta:document-statistic meta:table-count="0" meta:image-count="0" meta:object-count="0" meta:page-count="1" meta:paragraph-count="8" meta:word-count="66" meta:character-count="346" meta:non-whitespace-character-count="288"/>
    <meta:generator>LibreOffice/6.4.5.2$Linux_X86_64 LibreOffice_project/40$Build-2</meta:generator>
  </office:meta>
</office:document-meta>
</file>